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i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"...Uhh..."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"Th-They... inside the castle..."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"...Ghk!"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"A young woman... and a boy..."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"The woman... called herself... Carat..."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"I... I don't know... we couldn't even land a
single blow... *cough*!"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"You... really can't read the air, can you... let
me rest, already... *hack*"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"Y-You're welco— ghk!"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8T15:26:34+01:00</meta:creation-date>
    <dc:date>2020-01-18T15:26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